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616cm"/>
    </style:style>
    <style:style style:name="co3" style:family="table-column">
      <style:table-column-properties fo:break-before="auto" style:column-width="7.63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background-color="#eeeeee"/>
    </style:style>
    <style:style style:name="ce8" style:family="table-cell" style:parent-style-name="Default">
      <style:table-cell-properties fo:background-color="#dddddd"/>
      <style:text-properties style:text-underline-style="non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number-columns-repeated="5" table:default-cell-style-name="Default"/>
        <table:table-column table:style-name="co5" table:default-cell-style-name="ce6"/>
        <table:table-column table:style-name="co5" table:number-columns-repeated="2" table:default-cell-style-name="Default"/>
        <table:table-column table:style-name="co5" table:default-cell-style-name="ce7"/>
        <table:table-column table:style-name="co5" table:number-columns-repeated="2" table:default-cell-style-name="Default"/>
        <table:table-column table:style-name="co5" table:default-cell-style-name="ce6"/>
        <table:table-column table:style-name="co5" table:number-columns-repeated="2" table:default-cell-style-name="Default"/>
        <table:table-column table:style-name="co5" table:default-cell-style-name="ce6"/>
        <table:table-column table:style-name="co5" table:number-columns-repeated="4" table:default-cell-style-name="Default"/>
        <table:table-column table:style-name="co5" table:default-cell-style-name="ce6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Equipo</text:p>
          </table:table-cell>
          <table:table-cell/>
          <table:table-cell table:style-name="ce3" office:value-type="string" calcext:value-type="string" table:number-columns-spanned="4" table:number-rows-spanned="1">
            <text:p>Practica 1 (Circuitos con push buttons)</text:p>
          </table:table-cell>
          <table:covered-table-cell table:number-columns-repeated="3"/>
          <table:table-cell office:value-type="string" calcext:value-type="string">
            <text:p>Práctica 2 (Push buttons y leds)</text:p>
          </table:table-cell>
          <table:table-cell office:value-type="string" calcext:value-type="string">
            <text:p>Unidad 1</text:p>
          </table:table-cell>
          <table:table-cell office:value-type="string" calcext:value-type="string">
            <text:p>Práctica 3 (Sensor de temperatura)</text:p>
          </table:table-cell>
          <table:table-cell office:value-type="string" calcext:value-type="string">
            <text:p>Práctica 4 (Led RGB)</text:p>
          </table:table-cell>
          <table:table-cell office:value-type="string" calcext:value-type="string">
            <text:p>Unidad 2</text:p>
          </table:table-cell>
          <table:table-cell office:value-type="string" calcext:value-type="string">
            <text:p>Práctica 5 (Servo) </text:p>
          </table:table-cell>
          <table:table-cell office:value-type="string" calcext:value-type="string">
            <text:p>Práctica 6 (Motor)</text:p>
          </table:table-cell>
          <table:table-cell office:value-type="string" calcext:value-type="string">
            <text:p>Unidad 3</text:p>
          </table:table-cell>
          <table:table-cell office:value-type="string" calcext:value-type="string">
            <text:p>Práctica 7 (Pianito)</text:p>
          </table:table-cell>
          <table:table-cell office:value-type="string" calcext:value-type="string">
            <text:p>Práctica 8 (LCD)</text:p>
          </table:table-cell>
          <table:table-cell office:value-type="string" calcext:value-type="string">
            <text:p>Unidad 4</text:p>
          </table:table-cell>
          <table:table-cell office:value-type="string" calcext:value-type="string">
            <text:p>Práctica 9 (Conexión a Circuito externo)</text:p>
          </table:table-cell>
          <table:table-cell office:value-type="string" calcext:value-type="string">
            <text:p>Práctica 9 con sensores</text:p>
          </table:table-cell>
          <table:table-cell office:value-type="string" calcext:value-type="string">
            <text:p>Práctica 10 (pasar información por serial a la computadora)</text:p>
          </table:table-cell>
          <table:table-cell office:value-type="string" calcext:value-type="string">
            <text:p>Práctica 10 (con Twitter)</text:p>
          </table:table-cell>
          <table:table-cell office:value-type="string" calcext:value-type="string">
            <text:p>Unidad 5</text:p>
          </table:table-cell>
          <table:table-cell office:value-type="string" calcext:value-type="string">
            <text:p>Proyecto</text:p>
          </table:table-cell>
          <table:table-cell office:value-type="string" calcext:value-type="string">
            <text:p>Calificación Final</text:p>
          </table:table-cell>
        </table:table-row>
        <table:table-row table:style-name="ro1">
          <table:table-cell table:style-name="ce1"/>
          <table:table-cell/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GARCÌA GARCÌA GILBERTO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C3]+[.D3]+[.E3]+[.F3]+[.G3])/5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table:formula="of:=([.I3]+[.J3])/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3]+[.M3])/2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O3]+[.P3])/2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8" table:formula="of:=([.R3]+[.S3]+[.T3]+[.U3])/4" office:value-type="float" office:value="4.5" calcext:value-type="float">
            <text:p>4.5</text:p>
          </table:table-cell>
          <table:table-cell/>
          <table:table-cell table:formula="of:=([.H3]+[.K3]+[.N3]+[.Q3]+[.V3])/5" office:value-type="float" office:value="7.7" calcext:value-type="float">
            <text:p>7.7</text:p>
          </table:table-cell>
        </table:table-row>
        <table:table-row table:style-name="ro1">
          <table:table-cell office:value-type="string" calcext:value-type="string">
            <text:p>Lanchita controlada por bluetooth</text:p>
          </table:table-cell>
          <table:table-cell table:style-name="ce2" office:value-type="string" calcext:value-type="string">
            <text:p>MORALES MORALES WILLIAMS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C4]+[.D4]+[.E4]+[.F4]+[.G4])/5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([.I4]+[.J4])/2" office:value-type="float" office:value="8.5" calcext:value-type="float">
            <text:p>8.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4]+[.M4])/2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O4]+[.P4])/2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([.R4]+[.S4]+[.T4]+[.U4])/4" office:value-type="float" office:value="4.5" calcext:value-type="float">
            <text:p>4.5</text:p>
          </table:table-cell>
          <table:table-cell/>
          <table:table-cell table:formula="of:=([.H4]+[.K4]+[.N4]+[.Q4]+[.V4])/5" office:value-type="float" office:value="8.6" calcext:value-type="float">
            <text:p>8.6</text:p>
          </table:table-cell>
        </table:table-row>
        <table:table-row table:style-name="ro1">
          <table:table-cell/>
          <table:table-cell table:style-name="ce2" office:value-type="string" calcext:value-type="string">
            <text:p>RUIZ GARCIA EDGARDO JESUS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C5]+[.D5]+[.E5]+[.F5]+[.G5])/5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([.I5]+[.J5])/2" office:value-type="float" office:value="8.5" calcext:value-type="float">
            <text:p>8.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5]+[.M5])/2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O5]+[.P5])/2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([.R5]+[.S5]+[.T5]+[.U5])/4" office:value-type="float" office:value="4.5" calcext:value-type="float">
            <text:p>4.5</text:p>
          </table:table-cell>
          <table:table-cell/>
          <table:table-cell table:formula="of:=([.H5]+[.K5]+[.N5]+[.Q5]+[.V5])/5" office:value-type="float" office:value="8.6" calcext:value-type="float">
            <text:p>8.6</text:p>
          </table:table-cell>
        </table:table-row>
        <table:table-row table:style-name="ro1">
          <table:table-cell/>
          <table:table-cell table:style-name="ce2" office:value-type="string" calcext:value-type="string">
            <text:p>GARCIA ROJAS JOVANNI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C6]+[.D6]+[.E6]+[.F6]+[.G6])/5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([.I6]+[.J6])/2" office:value-type="float" office:value="8.5" calcext:value-type="float">
            <text:p>8.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6]+[.M6])/2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O6]+[.P6])/2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([.R6]+[.S6]+[.T6]+[.U6])/4" office:value-type="float" office:value="4.5" calcext:value-type="float">
            <text:p>4.5</text:p>
          </table:table-cell>
          <table:table-cell/>
          <table:table-cell table:formula="of:=([.H6]+[.K6]+[.N6]+[.Q6]+[.V6])/5" office:value-type="float" office:value="8.6" calcext:value-type="float">
            <text:p>8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CIH MARTINEZ JUAN MANUEL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([.C7]+[.D7]+[.E7]+[.F7]+[.G7])/5" office:value-type="float" office:value="7.6" calcext:value-type="float">
            <text:p>7.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([.I7]+[.J7])/2" office:value-type="float" office:value="9.5" calcext:value-type="float">
            <text:p>9.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7]+[.M7])/2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O7]+[.P7])/2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R7]+[.S7]+[.T7]+[.U7])/4" office:value-type="float" office:value="7" calcext:value-type="float">
            <text:p>7</text:p>
          </table:table-cell>
          <table:table-cell/>
          <table:table-cell table:formula="of:=([.H7]+[.K7]+[.N7]+[.Q7]+[.V7])/5" office:value-type="float" office:value="8.82" calcext:value-type="float">
            <text:p>8.82</text:p>
          </table:table-cell>
        </table:table-row>
        <table:table-row table:style-name="ro1">
          <table:table-cell/>
          <table:table-cell table:style-name="ce2" office:value-type="string" calcext:value-type="string">
            <text:p>BRAVO GOMEZ GERARDO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formula="of:=([.C8]+[.D8]+[.E8]+[.F8]+[.G8])/5" office:value-type="float" office:value="7.6" calcext:value-type="float">
            <text:p>7.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([.I8]+[.J8])/2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8]+[.M8])/2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O8]+[.P8])/2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R8]+[.S8]+[.T8]+[.U8])/4" office:value-type="float" office:value="8" calcext:value-type="float">
            <text:p>8</text:p>
          </table:table-cell>
          <table:table-cell/>
          <table:table-cell table:formula="of:=([.H8]+[.K8]+[.N8]+[.Q8]+[.V8])/5" office:value-type="float" office:value="8.72" calcext:value-type="float">
            <text:p>8.72</text:p>
          </table:table-cell>
        </table:table-row>
        <table:table-row table:style-name="ro1">
          <table:table-cell/>
          <table:table-cell table:style-name="ce2" office:value-type="string" calcext:value-type="string">
            <text:p>CARREÑO ARELLANES JORGE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([.C9]+[.D9]+[.E9]+[.F9]+[.G9])/5" office:value-type="float" office:value="7.6" calcext:value-type="float">
            <text:p>7.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([.I9]+[.J9])/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([.L9]+[.M9])/2" office:value-type="float" office:value="6.5" calcext:value-type="float">
            <text:p>6.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O9]+[.P9])/2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([.R9]+[.S9]+[.T9]+[.U9])/4" office:value-type="float" office:value="6.75" calcext:value-type="float">
            <text:p>6.75</text:p>
          </table:table-cell>
          <table:table-cell/>
          <table:table-cell table:formula="of:=([.H9]+[.K9]+[.N9]+[.Q9]+[.V9])/5" office:value-type="float" office:value="7.77" calcext:value-type="float">
            <text:p>7.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GAVIÑO GOMEZ DANIEL HUMBERTO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C10]+[.D10]+[.E10]+[.F10]+[.G10])/5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I10]+[.J10])/2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([.L10]+[.M10])/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([.O10]+[.P10])/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([.R10]+[.S10]+[.T10]+[.U10])/4" office:value-type="float" office:value="8" calcext:value-type="float">
            <text:p>8</text:p>
          </table:table-cell>
          <table:table-cell/>
          <table:table-cell table:formula="of:=([.H10]+[.K10]+[.N10]+[.Q10]+[.V10])/5" office:value-type="float" office:value="9.2" calcext:value-type="float">
            <text:p>9.2</text:p>
          </table:table-cell>
        </table:table-row>
        <table:table-row table:style-name="ro1">
          <table:table-cell office:value-type="string" calcext:value-type="string">
            <text:p>Carrito Bluetooth</text:p>
          </table:table-cell>
          <table:table-cell table:style-name="ce2" office:value-type="string" calcext:value-type="string">
            <text:p>VELASCO HERNANDEZ SARA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C11]+[.D11]+[.E11]+[.F11]+[.G11])/5" office:value-type="float" office:value="10" calcext:value-type="float">
            <text:p>1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formula="of:=([.I11]+[.J11])/2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([.L11]+[.M11])/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([.O11]+[.P11])/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([.R11]+[.S11]+[.T11]+[.U11])/4" office:value-type="float" office:value="8" calcext:value-type="float">
            <text:p>8</text:p>
          </table:table-cell>
          <table:table-cell/>
          <table:table-cell table:formula="of:=([.H11]+[.K11]+[.N11]+[.Q11]+[.V11])/5" office:value-type="float" office:value="9.2" calcext:value-type="float">
            <text:p>9.2</text:p>
          </table:table-cell>
        </table:table-row>
        <table:table-row table:style-name="ro1">
          <table:table-cell/>
          <table:table-cell table:style-name="ce2" office:value-type="string" calcext:value-type="string">
            <text:p>VICENCIO BOLAÑOS FELIPE DE JESUS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([.C12]+[.D12]+[.E12]+[.F12]+[.G12])/5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I12]+[.J12])/2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([.L12]+[.M12])/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([.O12]+[.P12])/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([.R12]+[.S12]+[.T12]+[.U12])/4" office:value-type="float" office:value="8" calcext:value-type="float">
            <text:p>8</text:p>
          </table:table-cell>
          <table:table-cell/>
          <table:table-cell table:formula="of:=([.H12]+[.K12]+[.N12]+[.Q12]+[.V12])/5"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CARREÑO HERRERA GUADALUPE SOLEDAD</text:p>
          </table:table-cell>
          <table:table-cell table:style-name="ce5"/>
          <table:table-cell table:number-columns-repeated="4"/>
          <table:table-cell table:formula="of:=([.C13]+[.D13]+[.E13]+[.F13]+[.G13])/5" office:value-type="float" office:value="0" calcext:value-type="float">
            <text:p>0</text:p>
          </table:table-cell>
          <table:table-cell table:style-name="ce5"/>
          <table:table-cell/>
          <table:table-cell table:formula="of:=([.I13]+[.J13])/2" office:value-type="float" office:value="0" calcext:value-type="float">
            <text:p>0</text:p>
          </table:table-cell>
          <table:table-cell table:number-columns-repeated="2"/>
          <table:table-cell table:formula="of:=([.L13]+[.M13])/2" office:value-type="float" office:value="0" calcext:value-type="float">
            <text:p>0</text:p>
          </table:table-cell>
          <table:table-cell table:number-columns-repeated="2"/>
          <table:table-cell table:formula="of:=([.O13]+[.P13])/2" office:value-type="float" office:value="0" calcext:value-type="float">
            <text:p>0</text:p>
          </table:table-cell>
          <table:table-cell table:number-columns-repeated="4"/>
          <table:table-cell table:formula="of:=([.R13]+[.S13]+[.T13]+[.U13])/4" office:value-type="float" office:value="0" calcext:value-type="float">
            <text:p>0</text:p>
          </table:table-cell>
          <table:table-cell/>
          <table:table-cell table:formula="of:=([.H13]+[.K13]+[.N13]+[.Q13]+[.V13])/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OLIVERA GARCIA DIEGO</text:p>
          </table:table-cell>
          <table:table-cell table:number-columns-repeated="5"/>
          <table:table-cell table:formula="of:=([.C14]+[.D14]+[.E14]+[.F14]+[.G14])/5" office:value-type="float" office:value="0" calcext:value-type="float">
            <text:p>0</text:p>
          </table:table-cell>
          <table:table-cell table:number-columns-repeated="2"/>
          <table:table-cell table:formula="of:=([.I14]+[.J14])/2" office:value-type="float" office:value="0" calcext:value-type="float">
            <text:p>0</text:p>
          </table:table-cell>
          <table:table-cell table:number-columns-repeated="2"/>
          <table:table-cell table:formula="of:=([.L14]+[.M14])/2" office:value-type="float" office:value="0" calcext:value-type="float">
            <text:p>0</text:p>
          </table:table-cell>
          <table:table-cell table:number-columns-repeated="2"/>
          <table:table-cell table:formula="of:=([.O14]+[.P14])/2" office:value-type="float" office:value="0" calcext:value-type="float">
            <text:p>0</text:p>
          </table:table-cell>
          <table:table-cell table:number-columns-repeated="4"/>
          <table:table-cell table:formula="of:=([.R14]+[.S14]+[.T14]+[.U14])/4" office:value-type="float" office:value="0" calcext:value-type="float">
            <text:p>0</text:p>
          </table:table-cell>
          <table:table-cell/>
          <table:table-cell table:formula="of:=([.H14]+[.K14]+[.N14]+[.Q14]+[.V14])/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ZARATE CASTRO YARID GIOVANNI</text:p>
          </table:table-cell>
          <table:table-cell table:number-columns-repeated="5"/>
          <table:table-cell table:formula="of:=([.C15]+[.D15]+[.E15]+[.F15]+[.G15])/5" office:value-type="float" office:value="0" calcext:value-type="float">
            <text:p>0</text:p>
          </table:table-cell>
          <table:table-cell table:number-columns-repeated="2"/>
          <table:table-cell table:formula="of:=([.I15]+[.J15])/2" office:value-type="float" office:value="0" calcext:value-type="float">
            <text:p>0</text:p>
          </table:table-cell>
          <table:table-cell table:number-columns-repeated="2"/>
          <table:table-cell table:formula="of:=([.L15]+[.M15])/2" office:value-type="float" office:value="0" calcext:value-type="float">
            <text:p>0</text:p>
          </table:table-cell>
          <table:table-cell table:number-columns-repeated="2"/>
          <table:table-cell table:formula="of:=([.O15]+[.P15])/2" office:value-type="float" office:value="0" calcext:value-type="float">
            <text:p>0</text:p>
          </table:table-cell>
          <table:table-cell table:number-columns-repeated="4"/>
          <table:table-cell table:formula="of:=([.R15]+[.S15]+[.T15]+[.U15])/4" office:value-type="float" office:value="0" calcext:value-type="float">
            <text:p>0</text:p>
          </table:table-cell>
          <table:table-cell/>
          <table:table-cell table:formula="of:=([.H15]+[.K15]+[.N15]+[.Q15]+[.V15])/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FRANCISCO MARTINEZ WALTER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([.C16]+[.D16]+[.E16]+[.F16]+[.G16])/5" office:value-type="float" office:value="9.6" calcext:value-type="float">
            <text:p>9.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([.I16]+[.J16])/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16]+[.M16])/2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O16]+[.P16])/2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R16]+[.S16]+[.T16]+[.U16])/4" office:value-type="float" office:value="4.75" calcext:value-type="float">
            <text:p>4.75</text:p>
          </table:table-cell>
          <table:table-cell/>
          <table:table-cell table:formula="of:=([.H16]+[.K16]+[.N16]+[.Q16]+[.V16])/5" office:value-type="float" office:value="8.27" calcext:value-type="float">
            <text:p>8.27</text:p>
          </table:table-cell>
        </table:table-row>
        <table:table-row table:style-name="ro1">
          <table:table-cell office:value-type="string" calcext:value-type="string">
            <text:p>Carrito Bluetooth</text:p>
          </table:table-cell>
          <table:table-cell table:style-name="ce2" office:value-type="string" calcext:value-type="string">
            <text:p>GAMBOA FERNANDEZ KEVIN JAEL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([.C17]+[.D17]+[.E17]+[.F17]+[.G17])/5" office:value-type="float" office:value="9.2" calcext:value-type="float">
            <text:p>9.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([.I17]+[.J17])/2"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formula="of:=([.L17]+[.M17])/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O17]+[.P17])/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R17]+[.S17]+[.T17]+[.U17])/4" office:value-type="float" office:value="4.75" calcext:value-type="float">
            <text:p>4.75</text:p>
          </table:table-cell>
          <table:table-cell/>
          <table:table-cell table:formula="of:=([.H17]+[.K17]+[.N17]+[.Q17]+[.V17])/5" office:value-type="float" office:value="6.39" calcext:value-type="float">
            <text:p>6.39</text:p>
          </table:table-cell>
        </table:table-row>
        <table:table-row table:style-name="ro1">
          <table:table-cell/>
          <table:table-cell table:style-name="ce2" office:value-type="string" calcext:value-type="string">
            <text:p>SANTAELLA GARCIA ARTURO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([.C18]+[.D18]+[.E18]+[.F18]+[.G18])/5" office:value-type="float" office:value="9.6" calcext:value-type="float">
            <text:p>9.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([.I18]+[.J18])/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18]+[.M18])/2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O18]+[.P18])/2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R18]+[.S18]+[.T18]+[.U18])/4" office:value-type="float" office:value="4.75" calcext:value-type="float">
            <text:p>4.75</text:p>
          </table:table-cell>
          <table:table-cell/>
          <table:table-cell table:formula="of:=([.H18]+[.K18]+[.N18]+[.Q18]+[.V18])/5" office:value-type="float" office:value="8.27" calcext:value-type="float">
            <text:p>8.27</text:p>
          </table:table-cell>
        </table:table-row>
        <table:table-row table:style-name="ro1">
          <table:table-cell/>
          <table:table-cell table:style-name="ce2" office:value-type="string" calcext:value-type="string">
            <text:p>RAMOS PANTALEÓN WILLIAMS</text:p>
          </table:table-cell>
          <table:table-cell table:number-columns-repeated="5" office:value-type="float" office:value="6" calcext:value-type="float">
            <text:p>6</text:p>
          </table:table-cell>
          <table:table-cell table:formula="of:=([.C19]+[.D19]+[.E19]+[.F19]+[.G19])/5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([.I19]+[.J19])/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19]+[.M19])/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([.O19]+[.P19])/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formula="of:=([.R19]+[.S19]+[.T19]+[.U19])/4" office:value-type="float" office:value="3" calcext:value-type="float">
            <text:p>3</text:p>
          </table:table-cell>
          <table:table-cell/>
          <table:table-cell table:formula="of:=([.H19]+[.K19]+[.N19]+[.Q19]+[.V19])/5" office:value-type="float" office:value="6.8" calcext:value-type="float">
            <text:p>6.8</text:p>
          </table:table-cell>
        </table:table-row>
        <table:table-row table:style-name="ro1">
          <table:table-cell/>
          <table:table-cell table:style-name="ce2" office:value-type="string" calcext:value-type="string">
            <text:p>SANTOS GONZALEZ MIGUEL ANGEL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([.C20]+[.D20]+[.E20]+[.F20]+[.G20])/5" office:value-type="float" office:value="9.6" calcext:value-type="float">
            <text:p>9.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([.I20]+[.J20])/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20]+[.M20])/2"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[.O20]+[.P20])/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R20]+[.S20]+[.T20]+[.U20])/4" office:value-type="float" office:value="4.75" calcext:value-type="float">
            <text:p>4.75</text:p>
          </table:table-cell>
          <table:table-cell/>
          <table:table-cell table:formula="of:=([.H20]+[.K20]+[.N20]+[.Q20]+[.V20])/5" office:value-type="float" office:value="7.27" calcext:value-type="float">
            <text:p>7.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BOHORQUEZ MEDINA MANUEL ALEJANDRO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C21]+[.D21]+[.E21]+[.F21]+[.G21])/5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table:formula="of:=([.I21]+[.J21])/2"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[.L21]+[.M21])/2"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O21]+[.P21])/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R21]+[.S21]+[.T21]+[.U21])/4" office:value-type="float" office:value="6" calcext:value-type="float">
            <text:p>6</text:p>
          </table:table-cell>
          <table:table-cell/>
          <table:table-cell table:formula="of:=([.H21]+[.K21]+[.N21]+[.Q21]+[.V21])/5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arrito Bluetooth</text:p>
          </table:table-cell>
          <table:table-cell table:style-name="ce2" office:value-type="string" calcext:value-type="string">
            <text:p>MARTINEZ VELASCO ALBERTO BONIFACIO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([.C22]+[.D22]+[.E22]+[.F22]+[.G22])/5" office:value-type="float" office:value="9.6" calcext:value-type="float">
            <text:p>9.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([.I22]+[.J22])/2" office:value-type="float" office:value="8.5" calcext:value-type="float">
            <text:p>8.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22]+[.M22])/2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O22]+[.P22])/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R22]+[.S22]+[.T22]+[.U22])/4" office:value-type="float" office:value="6" calcext:value-type="float">
            <text:p>6</text:p>
          </table:table-cell>
          <table:table-cell/>
          <table:table-cell table:formula="of:=([.H22]+[.K22]+[.N22]+[.Q22]+[.V22])/5" office:value-type="float" office:value="8.82" calcext:value-type="float">
            <text:p>8.82</text:p>
          </table:table-cell>
        </table:table-row>
        <table:table-row table:style-name="ro1">
          <table:table-cell/>
          <table:table-cell table:style-name="ce2" office:value-type="string" calcext:value-type="string">
            <text:p>MORALES PACHECO HECTOR GREGORIO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C23]+[.D23]+[.E23]+[.F23]+[.G23])/5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([.I23]+[.J23])/2" office:value-type="float" office:value="8.5" calcext:value-type="float">
            <text:p>8.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L23]+[.M23])/2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O23]+[.P23])/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R23]+[.S23]+[.T23]+[.U23])/4" office:value-type="float" office:value="6" calcext:value-type="float">
            <text:p>6</text:p>
          </table:table-cell>
          <table:table-cell/>
          <table:table-cell table:formula="of:=([.H23]+[.K23]+[.N23]+[.Q23]+[.V23])/5" office:value-type="float" office:value="8.9" calcext:value-type="float">
            <text:p>8.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JIMENEZ SIBAJA JAIRO OSMAN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table:formula="of:=([.C24]+[.D24]+[.E24]+[.F24]+[.G24])/5" office:value-type="float" office:value="8.4" calcext:value-type="float">
            <text:p>8.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([.I24]+[.J24])/2"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([.L24]+[.M24])/2"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10" calcext:value-type="float">
            <text:p>10</text:p>
          </table:table-cell>
          <table:table-cell table:formula="of:=([.O24]+[.P24])/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([.R24]+[.S24]+[.T24]+[.U24])/4" office:value-type="float" office:value="3.25" calcext:value-type="float">
            <text:p>3.25</text:p>
          </table:table-cell>
          <table:table-cell/>
          <table:table-cell table:formula="of:=([.H24]+[.K24]+[.N24]+[.Q24]+[.V24])/5" office:value-type="float" office:value="7.73" calcext:value-type="float">
            <text:p>7.73</text:p>
          </table:table-cell>
        </table:table-row>
        <table:table-row table:style-name="ro1">
          <table:table-cell/>
          <table:table-cell table:style-name="ce2" office:value-type="string" calcext:value-type="string">
            <text:p>SANCHEZ GARCIA DIONY SHURIANETH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table:formula="of:=([.C25]+[.D25]+[.E25]+[.F25]+[.G25])/5" office:value-type="float" office:value="8.4" calcext:value-type="float">
            <text:p>8.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([.I25]+[.J25])/2"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([.L25]+[.M25])/2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O25]+[.P25])/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([.R25]+[.S25]+[.T25]+[.U25])/4" office:value-type="float" office:value="3.25" calcext:value-type="float">
            <text:p>3.25</text:p>
          </table:table-cell>
          <table:table-cell/>
          <table:table-cell table:formula="of:=([.H25]+[.K25]+[.N25]+[.Q25]+[.V25])/5" office:value-type="float" office:value="7.63" calcext:value-type="float">
            <text:p>7.63</text:p>
          </table:table-cell>
        </table:table-row>
        <table:table-row table:style-name="ro1">
          <table:table-cell/>
          <table:table-cell table:style-name="ce2" office:value-type="string" calcext:value-type="string">
            <text:p>MARTINEZ SANCHEZ VALENTIN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table:formula="of:=([.C26]+[.D26]+[.E26]+[.F26]+[.G26])/5" office:value-type="float" office:value="8.4" calcext:value-type="float">
            <text:p>8.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([.I26]+[.J26])/2" office:value-type="float" office:value="8.5" calcext:value-type="float">
            <text:p>8.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([.L26]+[.M26])/2" office:value-type="float" office:value="6.5" calcext:value-type="float">
            <text:p>6.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O26]+[.P26])/2" office:value-type="float" office:value="10" calcext:value-type="float">
            <text:p>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formula="of:=([.R26]+[.S26]+[.T26]+[.U26])/4" office:value-type="float" office:value="1.75" calcext:value-type="float">
            <text:p>1.75</text:p>
          </table:table-cell>
          <table:table-cell/>
          <table:table-cell table:formula="of:=([.H26]+[.K26]+[.N26]+[.Q26]+[.V26])/5" office:value-type="float" office:value="7.03" calcext:value-type="float">
            <text:p>7.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MEDINA REYES MARCO ANTONIO</text:p>
          </table:table-cell>
          <table:table-cell table:number-columns-repeated="5" office:value-type="float" office:value="8" calcext:value-type="float">
            <text:p>8</text:p>
          </table:table-cell>
          <table:table-cell table:formula="of:=([.C27]+[.D27]+[.E27]+[.F27]+[.G27])/5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([.I27]+[.J27])/2" office:value-type="float" office:value="8.5" calcext:value-type="float">
            <text:p>8.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([.L27]+[.M27])/2" office:value-type="float" office:value="7.5" calcext:value-type="float">
            <text:p>7.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O27]+[.P27])/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([.R27]+[.S27]+[.T27]+[.U27])/4" office:value-type="float" office:value="3.5" calcext:value-type="float">
            <text:p>3.5</text:p>
          </table:table-cell>
          <table:table-cell/>
          <table:table-cell table:formula="of:=([.H27]+[.K27]+[.N27]+[.Q27]+[.V27])/5" office:value-type="float" office:value="7.5" calcext:value-type="float">
            <text:p>7.5</text:p>
          </table:table-cell>
        </table:table-row>
        <table:table-row table:style-name="ro1">
          <table:table-cell/>
          <table:table-cell table:style-name="ce2" office:value-type="string" calcext:value-type="string">
            <text:p>JIMENEZ AQUINO JOSE FRANCISCO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([.C28]+[.D28]+[.E28]+[.F28]+[.G28])/5" office:value-type="float" office:value="8.4" calcext:value-type="float">
            <text:p>8.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([.I28]+[.J28])/2" office:value-type="float" office:value="8.5" calcext:value-type="float">
            <text:p>8.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([.L28]+[.M28])/2" office:value-type="float" office:value="7.5" calcext:value-type="float">
            <text:p>7.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O28]+[.P28])/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([.R28]+[.S28]+[.T28]+[.U28])/4" office:value-type="float" office:value="3.5" calcext:value-type="float">
            <text:p>3.5</text:p>
          </table:table-cell>
          <table:table-cell/>
          <table:table-cell table:formula="of:=([.H28]+[.K28]+[.N28]+[.Q28]+[.V28])/5" office:value-type="float" office:value="7.58" calcext:value-type="float">
            <text:p>7.58</text:p>
          </table:table-cell>
        </table:table-row>
        <table:table-row table:style-name="ro1">
          <table:table-cell/>
          <table:table-cell table:style-name="ce2" office:value-type="string" calcext:value-type="string">
            <text:p>MENDEZ MENDEZ VERONICA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([.C29]+[.D29]+[.E29]+[.F29]+[.G29])/5" office:value-type="float" office:value="8.4" calcext:value-type="float">
            <text:p>8.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([.I29]+[.J29])/2" office:value-type="float" office:value="8.5" calcext:value-type="float">
            <text:p>8.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([.L29]+[.M29])/2" office:value-type="float" office:value="7.5" calcext:value-type="float">
            <text:p>7.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([.O29]+[.P29])/2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([.R29]+[.S29]+[.T29]+[.U29])/4" office:value-type="float" office:value="3.5" calcext:value-type="float">
            <text:p>3.5</text:p>
          </table:table-cell>
          <table:table-cell/>
          <table:table-cell table:formula="of:=([.H29]+[.K29]+[.N29]+[.Q29]+[.V29])/5" office:value-type="float" office:value="6.78" calcext:value-type="float">
            <text:p>6.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3"/>
        </table:table-row>
        <table:table-row table:style-name="ro1" table:number-rows-repeated="1048544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IN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4">00/00/0000</text:date>, <text:time style:data-style-name="N2" text:time-value="07:26:02.7741705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ay </meta:initial-creator>
    <meta:creation-date>2010-05-26T15:16:03</meta:creation-date>
    <meta:generator>LibreOffice/4.2.4.2$Linux_X86_64 LibreOffice_project/03b94f25a57b5f9067cd17c38fa7509af5e551ea</meta:generator>
    <dc:date>2014-06-24T07:46:16.721107951</dc:date>
    <meta:editing-duration>P1DT29M46S</meta:editing-duration>
    <meta:editing-cycles>130</meta:editing-cycles>
    <meta:document-statistic meta:table-count="3" meta:cell-count="551" meta:object-count="0"/>
  </office:meta>
</office:document-meta>
</file>